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 Condensed" svg:font-family="'DejaVu Serif Condensed'" style:font-family-generic="roman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 style:font-pitch="variable"/>
    <style:font-face style:name="OpenSymbol" svg:font-family="OpenSymbol" style:font-charset="x-symbol"/>
    <style:font-face style:name="Segoe UI Historic" svg:font-family="'Segoe UI Historic'" style:font-family-generic="swiss" style:font-pitch="variable"/>
    <style:font-face style:name="Sitka Subheading" svg:font-family="'Sitka Subheading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af3f1"/>
    </style:style>
    <style:style style:name="P2" style:family="paragraph" style:parent-style-name="Standard">
      <style:text-properties style:font-name="Linux Libertine G" fo:font-weight="bold" officeooo:rsid="000af3f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officeooo:paragraph-rsid="000bdd27"/>
    </style:style>
    <style:style style:name="P5" style:family="paragraph" style:parent-style-name="Standard">
      <style:text-properties officeooo:paragraph-rsid="000e1696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officeooo:paragraph-rsid="000af3f1"/>
    </style:style>
    <style:style style:name="P9" style:family="paragraph" style:parent-style-name="Standard">
      <style:paragraph-properties fo:line-height="150%"/>
      <style:text-properties officeooo:paragraph-rsid="000bdd2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ca47e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bf00" loext:opacity="100%" fo:font-size="16pt" style:font-size-asian="16pt" style:font-size-complex="16pt"/>
    </style:style>
    <style:style style:name="T5" style:family="text">
      <style:text-properties fo:color="#ffbf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bf00" loext:opacity="100%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bf0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ffbf00" loext:opacity="100%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ffbf00" loext:opacity="100%" style:font-name="Linux Libertine G" fo:font-size="16pt" fo:font-style="italic" fo:font-weight="bold" officeooo:rsid="000af3f1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bf00" loext:opacity="100%" style:font-name="Linux Libertine G" fo:font-size="16pt" fo:font-style="italic" fo:font-weight="bold" officeooo:rsid="000bdd27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Linux Libertine G"/>
    </style:style>
    <style:style style:name="T12" style:family="text">
      <style:text-properties style:font-name="Linux Libertine G" fo:font-size="16pt" fo:font-style="italic" fo:font-weight="bold" officeooo:rsid="000af3f1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officeooo:rsid="000bdd27"/>
    </style:style>
    <style:style style:name="T14" style:family="text">
      <style:text-properties officeooo:rsid="000ca47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729fcf" loext:opacity="100%"/>
    </style:style>
    <style:style style:name="T17" style:family="text">
      <style:text-properties fo:color="#729fcf" loext:opacity="100%" officeooo:rsid="000ca47e"/>
    </style:style>
    <style:style style:name="T18" style:family="text">
      <style:text-properties fo:color="#355269" loext:opacity="100%"/>
    </style:style>
    <style:style style:name="T19" style:family="text">
      <style:text-properties fo:color="#355269" loext:opacity="100%" officeooo:rsid="000ca47e"/>
    </style:style>
    <style:style style:name="T20" style:family="text">
      <style:text-properties fo:color="#3465a4" loext:opacity="100%"/>
    </style:style>
    <style:style style:name="T21" style:family="text">
      <style:text-properties fo:color="#3465a4" loext:opacity="100%" officeooo:rsid="000ca47e"/>
    </style:style>
    <style:style style:name="T22" style:family="text">
      <style:text-properties fo:color="#3465a4" loext:opacity="100%" fo:background-color="#ffff00" loext:char-shading-value="0"/>
    </style:style>
    <style:style style:name="T23" style:family="text">
      <style:text-properties fo:color="#3465a4" loext:opacity="100%" officeooo:rsid="000ca47e" fo:background-color="#ffff00" loext:char-shading-value="0"/>
    </style:style>
    <style:style style:name="T24" style:family="text">
      <style:text-properties fo:color="#3465a4" loext:opacity="100%" officeooo:rsid="000ca47e" fo:background-color="#ffff00" loext:char-shading-value="0"/>
    </style:style>
    <style:style style:name="T25" style:family="text">
      <style:text-properties fo:color="#3465a4" loext:opacity="100%" fo:background-color="#ffff00" loext:char-shading-value="0"/>
    </style:style>
    <style:style style:name="T26" style:family="text">
      <style:text-properties fo:color="#3465a4" loext:opacity="100%" fo:background-color="transparent" loext:char-shading-value="0"/>
    </style:style>
    <style:style style:name="T27" style:family="text">
      <style:text-properties fo:color="#3465a4" loext:opacity="100%" officeooo:rsid="000ca47e" fo:background-color="transparent" loext:char-shading-value="0"/>
    </style:style>
    <style:style style:name="T28" style:family="text">
      <style:text-properties fo:color="#5983b0" loext:opacity="100%" fo:background-color="transparent" loext:char-shading-value="0"/>
    </style:style>
    <style:style style:name="T29" style:family="text">
      <style:text-properties fo:color="#5983b0" loext:opacity="100%" officeooo:rsid="000ca47e" fo:background-color="transparent" loext:char-shading-value="0"/>
    </style:style>
    <style:style style:name="T30" style:family="text">
      <style:text-properties fo:color="#5983b0" loext:opacity="100%" style:font-name="Sitka Subheading" fo:background-color="transparent" loext:char-shading-value="0"/>
    </style:style>
    <style:style style:name="T31" style:family="text">
      <style:text-properties fo:color="#5983b0" loext:opacity="100%" style:font-name="Sitka Subheading" officeooo:rsid="000ca47e" fo:background-color="transparent" loext:char-shading-value="0"/>
    </style:style>
    <style:style style:name="T32" style:family="text">
      <style:text-properties fo:color="#5983b0" loext:opacity="100%" style:font-name="Sitka Subheading" fo:font-style="italic" fo:background-color="transparent" loext:char-shading-value="0" style:font-style-asian="italic" style:font-style-complex="italic"/>
    </style:style>
    <style:style style:name="T33" style:family="text">
      <style:text-properties fo:color="#5983b0" loext:opacity="100%" style:font-name="Sitka Subheading" fo:font-style="italic" officeooo:rsid="000ca47e" fo:background-color="transparent" loext:char-shading-value="0" style:font-style-asian="italic" style:font-style-complex="italic"/>
    </style:style>
    <style:style style:name="T34" style:family="text">
      <style:text-properties fo:color="#5983b0" loext:opacity="100%" style:font-name="Sitka Subheading" fo:font-size="15pt" fo:font-weight="bold" officeooo:rsid="000bdd27" fo:background-color="transparent" loext:char-shading-value="0" style:font-size-asian="15pt" style:font-weight-asian="bold" style:font-size-complex="15pt" style:font-weight-complex="bold"/>
    </style:style>
    <style:style style:name="T35" style:family="text">
      <style:text-properties fo:color="#5983b0" loext:opacity="100%" style:font-name="Sitka Subheading" fo:font-size="15pt" fo:font-style="italic" fo:font-weight="bold" officeooo:rsid="000bdd27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36" style:family="text">
      <style:text-properties fo:color="#5983b0" loext:opacity="100%" style:font-name="Sitka Subheading" fo:font-size="15pt" fo:font-style="italic" fo:font-weight="bold" officeooo:rsid="000ca47e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fo:color="#5983b0" loext:opacity="100%" style:font-name="Linux Biolinum G" fo:font-size="15pt" fo:font-weight="bold" officeooo:rsid="000bdd27" fo:background-color="transparent" loext:char-shading-value="0" style:font-size-asian="15pt" style:font-weight-asian="bold" style:font-size-complex="15pt" style:font-weight-complex="bold"/>
    </style:style>
    <style:style style:name="T38" style:family="text">
      <style:text-properties fo:color="#bbe33d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bbe33d" loext:opacity="100%" fo:font-size="16pt" fo:font-style="italic" style:font-size-asian="16pt" style:font-style-asian="italic" style:font-size-complex="16pt" style:font-style-complex="italic"/>
    </style:style>
    <style:style style:name="T40" style:family="text">
      <style:text-properties fo:color="#bbe33d" loext:opacity="100%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bbe33d" loext:opacity="100%" fo:font-size="16pt" style:font-size-asian="16pt" style:font-size-complex="16pt"/>
    </style:style>
    <style:style style:name="T42" style:family="text">
      <style:text-properties fo:color="#5eb91e" loext:opacity="100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color="#5eb91e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fo:color="#5eb91e" loext:opacity="100%" fo:font-size="16pt" style:font-size-asian="16pt" style:font-size-complex="16pt"/>
    </style:style>
    <style:style style:name="T45" style:family="text">
      <style:text-properties fo:color="#5eb91e" loext:opacity="100%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color="#5eb91e" loext:opacity="100%" fo:font-size="18pt" fo:font-style="italic" style:font-size-asian="18pt" style:font-style-asian="italic" style:font-size-complex="18pt" style:font-style-complex="italic"/>
    </style:style>
    <style:style style:name="T47" style:family="text">
      <style:text-properties fo:color="#5eb91e" loext:opacity="100%" fo:font-size="18pt" style:font-size-asian="18pt" style:font-size-complex="18pt"/>
    </style:style>
    <style:style style:name="T48" style:family="text">
      <style:text-properties fo:color="#5eb91e" loext:opacity="100%" style:font-name="Linux Libertine G" fo:font-size="18pt" fo:font-style="italic" fo:font-weight="bold" officeooo:rsid="000af3f1" style:font-size-asian="18pt" style:font-style-asian="italic" style:font-weight-asian="bold" style:font-size-complex="18pt" style:font-style-complex="italic" style:font-weight-complex="bold"/>
    </style:style>
    <style:style style:name="T49" style:family="text">
      <style:text-properties fo:color="#5eb91e" loext:opacity="100%" style:font-name="Linux Libertine G" fo:font-size="18pt" fo:font-style="italic" fo:font-weight="bold" officeooo:rsid="000bdd27" style:font-size-asian="18pt" style:font-style-asian="italic" style:font-weight-asian="bold" style:font-size-complex="18pt" style:font-style-complex="italic" style:font-weight-complex="bold"/>
    </style:style>
    <style:style style:name="T50" style:family="text">
      <style:text-properties fo:color="#5eb91e" loext:opacity="100%" style:font-name="Linux Libertine G" fo:font-size="18pt" fo:font-weight="bold" officeooo:rsid="000af3f1" style:font-size-asian="18pt" style:font-weight-asian="bold" style:font-size-complex="18pt" style:font-weight-complex="bold"/>
    </style:style>
    <style:style style:name="T51" style:family="text">
      <style:text-properties fo:color="#5eb91e" loext:opacity="100%" style:font-name="Linux Libertine G" fo:font-size="16pt" fo:font-style="italic" fo:font-weight="bold" officeooo:rsid="000af3f1" style:font-size-asian="16pt" style:font-style-asian="italic" style:font-weight-asian="bold" style:font-size-complex="16pt" style:font-style-complex="italic" style:font-weight-complex="bold"/>
    </style:style>
    <style:style style:name="T52" style:family="text">
      <style:text-properties fo:color="#5eb91e" loext:opacity="100%" style:font-name="Linux Libertine G" fo:font-size="16pt" fo:font-style="italic" fo:font-weight="bold" officeooo:rsid="000bdd27" style:font-size-asian="16pt" style:font-style-asian="italic" style:font-weight-asian="bold" style:font-size-complex="16pt" style:font-style-complex="italic" style:font-weight-complex="bold"/>
    </style:style>
    <style:style style:name="T53" style:family="text">
      <style:text-properties fo:color="#780373" loext:opacity="100%" style:font-name="Linux Libertine G" fo:font-size="16pt" fo:font-weight="bold" officeooo:rsid="000af3f1" style:font-size-asian="16pt" style:font-weight-asian="bold" style:font-size-complex="16pt" style:font-weight-complex="bold"/>
    </style:style>
    <style:style style:name="T54" style:family="text">
      <style:text-properties fo:color="#a7074b" loext:opacity="100%" style:font-name="Linux Biolinum G" fo:font-size="15pt" fo:font-weight="bold" officeooo:rsid="000bdd27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03cm" fo:text-indent="-0.635cm" fo:margin-left="2.80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438cm" fo:text-indent="-0.635cm" fo:margin-left="3.43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73cm" fo:text-indent="-0.635cm" fo:margin-left="4.07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08cm" fo:text-indent="-0.635cm" fo:margin-left="4.7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343cm" fo:text-indent="-0.635cm" fo:margin-left="5.34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78cm" fo:text-indent="-0.635cm" fo:margin-left="5.97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13cm" fo:text-indent="-0.635cm" fo:margin-left="6.61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248cm" fo:text-indent="-0.635cm" fo:margin-left="7.2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83cm" fo:text-indent="-0.635cm" fo:margin-left="7.8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18cm" fo:text-indent="-0.635cm" fo:margin-left="8.51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4"><text:s/></text:span><text:span text:style-name="T37"><text:s text:c="2"/></text:span><text:span text:style-name="T34"><text:s text:c="2"/></text:span><text:span text:style-name="T35"><text:s text:c="2"/>This page </text:span><text:span text:style-name="T36">addresses</text:span><text:span text:style-name="T35"> 20 Business P</text:span><text:span text:style-name="T36">r</text:span><text:span text:style-name="T35">oblem </text:span><text:span text:style-name="T36">ranked from Basic to Advanced level Question for the project . By exploring different aspects of dataset provides valuable insights and helps in decision making .</text:span></text:p>
      <text:p text:style-name="P5"><text:span text:style-name="T36"><text:s/></text:span></text:p>
      <text:p text:style-name="P5"><text:span text:style-name="T36"/></text:p>
      <text:p text:style-name="P5"><text:span text:style-name="T48">Basic</text:span><text:span text:style-name="T50"> </text:span><text:span text:style-name="T48">level</text:span></text:p>
      <text:p text:style-name="P2"><text:span text:style-name="T8"/></text:p>
      <text:p text:style-name="P6"><text:s/>[1] Count the number of Movies vs TV Shows</text:p>
      <text:p text:style-name="P6"><text:s/>[<text:span text:style-name="T13">2</text:span>] List All Movies Released in a Specific Year (e.g., 2020)</text:p>
      <text:p text:style-name="P6"><text:s/>[<text:span text:style-name="T13">3</text:span>] Identify the Longest Movie</text:p>
      <text:p text:style-name="P6"><text:s/>[<text:span text:style-name="T13">4</text:span>] Find All Movies/TV Shows by Director 'Ben Simms'</text:p>
      <text:p text:style-name="P6"><text:s/>[<text:span text:style-name="T13">5</text:span>] Find All Content Without a Director</text:p>
      <text:p text:style-name="P6"><text:s/>[<text:span text:style-name="T13">6</text:span>] List All Movies that are Documentaries</text:p>
      <text:p text:style-name="P3"/>
      <text:p text:style-name="Standard"/>
      <text:p text:style-name="P1"><text:span text:style-name="T48">Intermediate level </text:span></text:p>
      <text:p text:style-name="Standard"/>
      <text:p text:style-name="P7"><text:s/>[<text:span text:style-name="T13">7</text:span>] Find All Movies with a Rating Above a Certain Threshold (e.g., '8.0')</text:p>
      <text:p text:style-name="P8"><text:s/>[<text:span text:style-name="T13">8</text:span>] Find the most common rating for movies and TV shows</text:p>
      <text:p text:style-name="P7"><text:s/>[9] Determine the most frequently listed genres on Netflix.</text:p>
      <text:p text:style-name="P7"><text:s/>[10] <text:s/>Identify the countries that contribute the most content to Netflix. <text:s/></text:p>
      <text:p text:style-name="P7"><text:s/>[11] Find out which actors/actresses appear most frequently on Netflix. <text:s/></text:p>
      <text:p text:style-name="P7"><text:s/>[12] Investigate which release years dominate Netflix’s catalog.</text:p>
      <text:p text:style-name="P7"><text:s/>[13] <text:s/>Explore how the duration of Movies and TV Shows varies across genres and ratings. <text:s/></text:p>
      <text:p text:style-name="P9"><text:s/>[14] Calculate the average time gap between a title’s release year and the year it was added to </text:p>
      <text:p text:style-name="P9"><text:s text:c="9"/>Netflix. </text:p>
      <text:p text:style-name="P9"/>
      <text:p text:style-name="P4"/>
      <text:p text:style-name="P4"><text:span text:style-name="T49">Advanced level</text:span><text:span text:style-name="T5"> </text:span></text:p>
      <text:p text:style-name="P4"><text:span text:style-name="T3"/></text:p>
      <text:p text:style-name="P9"><text:s/>[15] Assess Netflix’s catalog diversity by analyzing the number of unique countries and genres <text:s text:c="2"/></text:p>
      <text:p text:style-name="P9"><text:s text:c="9"/>represented. <text:s/></text:p>
      <text:p text:style-name="P7"><text:s/>[16] Identify which genres or countries Netflix should invest in.</text:p>
      <text:p text:style-name="P7"><text:s/>[17] Determine whether a director’s past content trends can predict future success. <text:s/></text:p>
      <text:p text:style-name="P7"><text:s/>[18]Explore how regional cultures influence Netflix’s catalog diversity</text:p>
      <text:p text:style-name="P7"><text:s/>[19]Analyze whether certain ratings correlate with higher viewer interest</text:p>
      <text:p text:style-name="P7"><text:s/>[20] Build a recommendation system using genres and cast members (e.g.Chris Hemsworth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 Condensed" svg:font-family="'DejaVu Serif Condensed'" style:font-family-generic="roman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 style:font-pitch="variable"/>
    <style:font-face style:name="OpenSymbol" svg:font-family="OpenSymbol" style:font-charset="x-symbol"/>
    <style:font-face style:name="Segoe UI Historic" svg:font-family="'Segoe UI Historic'" style:font-family-generic="swiss" style:font-pitch="variable"/>
    <style:font-face style:name="Sitka Subheading" svg:font-family="'Sitka Subheading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4:57:14.296000000</meta:creation-date>
    <dc:date>2024-12-23T15:41:35.451000000</dc:date>
    <meta:editing-duration>PT38S</meta:editing-duration>
    <meta:editing-cycles>1</meta:editing-cycles>
    <meta:document-statistic meta:table-count="0" meta:image-count="0" meta:object-count="0" meta:page-count="1" meta:paragraph-count="27" meta:word-count="248" meta:character-count="1643" meta:non-whitespace-character-count="1355"/>
    <meta:generator>LibreOffice/24.2.6.2$Windows_X86_64 LibreOffice_project/ef66aa7e36a1bb8e65bfbc63aba53045a14d0871</meta:generator>
  </office:meta>
</office:document-meta>
</file>